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2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00" draw:textarea-horizontal-align="justify" draw:textarea-vertical-align="middle" draw:auto-grow-height="false" fo:min-height="1cm" fo:min-width="1.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2a6099" draw:marker-end="Arrowheads_20_1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</style:style>
    <style:style style:name="gr7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8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342cm" fo:min-width="2.50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2.048cm" fo:min-width="2.33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342cm" fo:min-width="2.152cm"/>
      <style:paragraph-properties style:writing-mode="lr-tb"/>
    </style:style>
    <style:style style:name="gr15" style:family="graphic" style:parent-style-name="objectwithoutfill" style:list-style-name="L1">
      <style:graphic-properties svg:stroke-color="#2a6099" draw:marker-start="Arrowheads_20_3" draw:marker-end="" draw:marker-end-width="0.3cm" draw:fill="none" draw:textarea-vertical-align="middle"/>
      <style:paragraph-properties style:writing-mode="lr-tb"/>
    </style:style>
    <style:style style:name="gr16" style:family="graphic" style:parent-style-name="standard" style:list-style-name="L1">
      <style:graphic-properties draw:stroke="dash" draw:stroke-dash="Long_20_Dash" draw:fill="none" draw:fill-color="#ffff00" draw:textarea-horizontal-align="justify" draw:textarea-vertical-align="top" draw:auto-grow-height="false" fo:min-height="1.25cm" fo:min-width="9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6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000000" loext:opacity="100%"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11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  <style:text-properties fo:color="#bf0041" loext:opacity="100%" fo:font-size="14pt"/>
    </style:style>
    <style:style style:name="P17" style:family="paragraph">
      <loext:graphic-properties draw:fill="none"/>
      <style:paragraph-properties fo:text-align="center"/>
      <style:text-properties fo:color="#bf0041" loext:opacity="100%"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11pt" fo:font-style="normal" fo:font-weight="normal" style:font-size-asian="11pt" style:font-size-complex="11pt"/>
    </style:style>
    <style:style style:name="P19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/>
      <style:text-properties fo:color="#000000" loext:opacity="100%" fo:font-size="11pt" fo:font-style="normal" fo:font-weight="normal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a933" loext:opacity="100%" fo:font-size="14pt" style:font-size-asian="14pt" style:font-size-complex="14pt"/>
    </style:style>
    <style:style style:name="T4" style:family="text">
      <style:text-properties fo:color="#c9211e" loext:opacity="100%"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c9211e" loext:opacity="100%" fo:font-size="14pt" style:font-size-asian="14pt" style:font-size-complex="14pt"/>
    </style:style>
    <style:style style:name="T10" style:family="text">
      <style:text-properties fo:color="#bf0041" loext:opacity="100%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1pt" fo:font-style="normal" fo:font-weight="normal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0.665cm" svg:y1="2.25cm" svg:x2="24.549cm" svg:y2="2.388cm">
          <text:p text:style-name="P1"><text:span text:style-name="T1">VictronPvPower</text:span></text:p>
          <text:p text:style-name="P1"><text:span text:style-name="T2"/></text:p>
        </draw:line>
        <draw:line draw:style-name="gr2" draw:text-style-name="P4" draw:layer="layout" svg:x1="19.049cm" svg:y1="8.388cm" svg:x2="22.799cm" svg:y2="7.138cm">
          <text:p text:style-name="P3"><text:span text:style-name="T1">VictronMpPower</text:span></text:p>
          <text:p text:style-name="P3"><text:span text:style-name="T1"/></text:p>
          <text:p text:style-name="P3"><text:span text:style-name="T1"/></text:p>
        </draw:line>
        <draw:custom-shape draw:style-name="gr3" draw:text-style-name="P6" draw:layer="layout" svg:width="2cm" svg:height="1.25cm" svg:x="25.512cm" svg:y="3.43cm">
          <text:p text:style-name="P5"><text:span text:style-name="T3">Soc</text:span><text:span text:style-name="T2"> [%]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cm" svg:y1="29.25cm" svg:x2="11cm" svg:y2="26.75cm">
          <text:p/>
        </draw:line>
        <draw:line draw:style-name="gr5" draw:text-style-name="P4" draw:layer="layout" svg:x1="5.299cm" svg:y1="10.638cm" svg:x2="8.549cm" svg:y2="9.138cm">
          <text:p text:style-name="P3"><text:span text:style-name="T4">HousePvSolar</text:span></text:p>
          <text:p text:style-name="P3"><text:span text:style-name="T1"/></text:p>
        </draw:line>
        <draw:line draw:style-name="gr2" draw:text-style-name="P2" draw:layer="layout" svg:x1="5.299cm" svg:y1="6.388cm" svg:x2="9.049cm" svg:y2="7.888cm">
          <text:p text:style-name="P8"><text:span text:style-name="T5">TibberPower</text:span></text:p>
          <text:p text:style-name="P8"><text:span text:style-name="T2"/></text:p>
        </draw:line>
        <draw:line draw:style-name="gr6" draw:text-style-name="P7" draw:layer="layout" svg:x1="25.299cm" svg:y1="3.138cm" svg:x2="25.049cm" svg:y2="5.888cm">
          <text:p/>
        </draw:line>
        <draw:line draw:style-name="gr2" draw:text-style-name="P9" draw:layer="layout" svg:x1="12.549cm" svg:y1="8.888cm" svg:x2="15.549cm" svg:y2="8.888cm">
          <text:p text:style-name="P1"><text:span text:style-name="T6">EM24Power</text:span></text:p>
          <text:p text:style-name="P1"><text:span text:style-name="T7"/></text:p>
        </draw:line>
        <draw:custom-shape draw:style-name="gr7" draw:text-style-name="P11" draw:layer="layout" svg:width="4cm" svg:height="2cm" svg:x="16.665cm" svg:y="1.25cm">
          <text:p text:style-name="P10"><text:span text:style-name="T2">Victron Solar</text:span></text:p>
          <text:p text:style-name="P10"><text:span text:style-name="T2">3,6 kWp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cm" svg:height="2cm" svg:x="1.299cm" svg:y="9.638cm">
          <text:p text:style-name="P10"><text:span text:style-name="T2">House Solar</text:span></text:p>
          <text:p text:style-name="P10"><text:span text:style-name="T2">6,84 kWp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cm" svg:height="2.25cm" svg:x="1.299cm" svg:y="5.388cm">
          <text:p text:style-name="P12"><text:span text:style-name="T8">Mains Grid</text:span></text:p>
          <text:p text:style-name="P12"><text:span text:style-name="T8">(Tibb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25cm" svg:height="1.5cm" svg:x="23.799cm" svg:y="11.388cm">
          <text:p text:style-name="P12"><text:span text:style-name="T8">Solar</text:span></text:p>
          <text:p text:style-name="P12"><text:span text:style-name="T8">Balk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25cm" svg:height="2.25cm" svg:x="22.799cm" svg:y="5.888cm">
          <text:p text:style-name="P1">Multipl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3cm" svg:height="1.5cm" svg:x="24.549cm" svg:y="1.638cm">
          <text:p text:style-name="P12"><text:span text:style-name="T8">Batte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cm" svg:height="3.25cm" svg:x="8.549cm" svg:y="7.388cm">
          <text:p text:style-name="P1">Energy </text:p>
          <text:p text:style-name="P1">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3.75cm" svg:height="2.25cm" svg:x="15.549cm" svg:y="7.888cm">
          <text:p text:style-name="P1">EM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5" draw:layer="layout" svg:x1="19.299cm" svg:y1="9.388cm" svg:x2="23.799cm" svg:y2="11.388cm">
          <text:p text:style-name="P14"><text:span text:style-name="T9">BPvSolar</text:span></text:p>
          <text:p text:style-name="P14"><text:span text:style-name="T9"/></text:p>
        </draw:line>
        <draw:custom-shape draw:style-name="gr10" draw:text-style-name="P12" draw:layer="layout" svg:width="3.25cm" svg:height="1.5cm" svg:x="18.799cm" svg:y="13.388cm">
          <text:p text:style-name="P12"><text:span text:style-name="T8">Consumer</text:span></text:p>
          <draw:enhanced-geometry svg:viewBox="0 0 21600 21600" draw:type="rectangle" draw:enhanced-path="M 0 0 L 21600 0 21600 21600 0 21600 0 0 Z N"/>
        </draw:custom-shape>
        <draw:line draw:style-name="gr1" draw:text-style-name="P17" draw:layer="layout" svg:x1="17.299cm" svg:y1="10.138cm" svg:x2="19.799cm" svg:y2="13.388cm">
          <text:p text:style-name="P16"><text:span text:style-name="T10">CValue</text:span></text:p>
          <text:p text:style-name="P16"><text:span text:style-name="T10"/></text:p>
        </draw:line>
        <draw:custom-shape draw:style-name="gr16" draw:text-style-name="P19" draw:layer="layout" svg:width="10cm" svg:height="1.5cm" svg:x="1.25cm" svg:y="13cm">
          <text:p text:style-name="P18"><text:span text:style-name="T11">HousePvSolar = </text:span><text:span text:style-name="T12">EM24Power - TibberPower </text:span></text:p>
          <text:p text:style-name="P18"><text:span text:style-name="T11">CValue - </text:span><text:span text:style-name="T12">BPvSolar = EM24Power - VictronMpPower</text:span></text:p>
          <text:p text:style-name="P18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40" svg:d="M0 40l10-40 10 4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2-23T15:16:09.048995162</meta:creation-date>
    <dc:date>2023-12-31T06:23:34.386525481</dc:date>
    <meta:editing-duration>P4DT23H6M34S</meta:editing-duration>
    <meta:editing-cycles>6</meta:editing-cycles>
    <meta:generator>LibreOffice/7.1.4.2$MacOSX_X86_64 LibreOffice_project/a529a4fab45b75fefc5b6226684193eb000654f6</meta:generator>
    <meta:document-statistic meta:object-count="20"/>
  </office:meta>
</office:document-meta>
</file>